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number-columns-repeated="14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otros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cuidado</text:p>
          </table:table-cell>
          <table:table-cell office:value-type="string" calcext:value-type="string">
            <text:p>alt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3-11" calcext:value-type="date">
            <text:p>2020-03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1">00/00/0000</text:date>, <text:time style:data-style-name="N2" text:time-value="17:24:52.58224153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esus Castagnetto</meta:initial-creator>
    <meta:creation-date>2020-03-24T13:37:38.162671907</meta:creation-date>
    <dc:date>2020-04-11T17:26:17.009324608</dc:date>
    <dc:creator>Jesus Castagnetto</dc:creator>
    <meta:editing-duration>PT3H12M35S</meta:editing-duration>
    <meta:editing-cycles>19</meta:editing-cycles>
    <meta:generator>LibreOffice/6.4.2.2$Linux_X86_64 LibreOffice_project/40$Build-2</meta:generator>
    <meta:document-statistic meta:table-count="1" meta:cell-count="115" meta:object-count="0"/>
  </office:meta>
</office:document-meta>
</file>